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349" officeooo:paragraph-rsid="0010b349" fo:background-color="#ffff00"/>
    </style:style>
    <style:style style:name="P2" style:family="paragraph" style:parent-style-name="Standard">
      <style:paragraph-properties fo:text-align="center" style:justify-single-word="false"/>
      <style:text-properties officeooo:rsid="002e20b1" officeooo:paragraph-rsid="0010b349" fo:background-color="#ffff00"/>
    </style:style>
    <style:style style:name="P3" style:family="paragraph" style:parent-style-name="Standard">
      <style:paragraph-properties fo:text-align="center" style:justify-single-word="false"/>
      <style:text-properties officeooo:rsid="005a7774" officeooo:paragraph-rsid="005a7774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4ba557" officeooo:paragraph-rsid="0010b349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0750c5" officeooo:paragraph-rsid="0025c512" fo:background-color="#ffffff"/>
    </style:style>
    <style:style style:name="P6" style:family="paragraph" style:parent-style-name="Standard">
      <style:paragraph-properties fo:text-align="start" style:justify-single-word="false"/>
      <style:text-properties officeooo:rsid="000750c5" officeooo:paragraph-rsid="0069cb2d" fo:background-color="#ffffff"/>
    </style:style>
    <style:style style:name="P7" style:family="paragraph" style:parent-style-name="Standard">
      <style:paragraph-properties fo:text-align="start" style:justify-single-word="false"/>
      <style:text-properties officeooo:rsid="000ee393" officeooo:paragraph-rsid="0025c512" fo:background-color="#ffffff"/>
    </style:style>
    <style:style style:name="P8" style:family="paragraph" style:parent-style-name="Standard">
      <style:paragraph-properties fo:text-align="start" style:justify-single-word="false"/>
      <style:text-properties officeooo:rsid="000ee393" officeooo:paragraph-rsid="006705c7" fo:background-color="#ffffff"/>
    </style:style>
    <style:style style:name="P9" style:family="paragraph" style:parent-style-name="Standard">
      <style:paragraph-properties fo:text-align="start" style:justify-single-word="false"/>
      <style:text-properties officeooo:rsid="0036d1e8" officeooo:paragraph-rsid="0036d1e8" fo:background-color="#ffffff"/>
    </style:style>
    <style:style style:name="P10" style:family="paragraph" style:parent-style-name="Standard">
      <style:paragraph-properties fo:text-align="start" style:justify-single-word="false"/>
      <style:text-properties officeooo:rsid="0037a238" officeooo:paragraph-rsid="0037a238" fo:background-color="#ffffff"/>
    </style:style>
    <style:style style:name="P11" style:family="paragraph" style:parent-style-name="Standard">
      <style:paragraph-properties fo:text-align="start" style:justify-single-word="false"/>
      <style:text-properties officeooo:rsid="0039ee5f" officeooo:paragraph-rsid="0039ee5f" fo:background-color="#ffffff"/>
    </style:style>
    <style:style style:name="P12" style:family="paragraph" style:parent-style-name="Standard">
      <style:paragraph-properties fo:text-align="start" style:justify-single-word="false"/>
      <style:text-properties officeooo:rsid="0039ee5f" officeooo:paragraph-rsid="003da28e" fo:background-color="#ffffff"/>
    </style:style>
    <style:style style:name="P13" style:family="paragraph" style:parent-style-name="Standard">
      <style:paragraph-properties fo:text-align="start" style:justify-single-word="false"/>
      <style:text-properties officeooo:rsid="003f78f0" officeooo:paragraph-rsid="003be286" fo:background-color="#ffffff"/>
    </style:style>
    <style:style style:name="P14" style:family="paragraph" style:parent-style-name="Standard">
      <style:paragraph-properties fo:text-align="start" style:justify-single-word="false"/>
      <style:text-properties officeooo:rsid="0037e711" officeooo:paragraph-rsid="0037e711" fo:background-color="#ffffff"/>
    </style:style>
    <style:style style:name="P15" style:family="paragraph" style:parent-style-name="Standard">
      <style:paragraph-properties fo:text-align="justify" style:justify-single-word="false"/>
      <style:text-properties officeooo:rsid="00162fb4" officeooo:paragraph-rsid="00162fb4" fo:background-color="#77216f"/>
    </style:style>
    <style:style style:name="P16" style:family="paragraph" style:parent-style-name="Preformatted_20_Text">
      <style:paragraph-properties fo:text-align="start" style:justify-single-word="false"/>
      <style:text-properties officeooo:rsid="003b85c9" officeooo:paragraph-rsid="003da28e" fo:background-color="#ffffff"/>
    </style:style>
    <style:style style:name="P17" style:family="paragraph" style:parent-style-name="Preformatted_20_Text">
      <style:paragraph-properties fo:text-align="start" style:justify-single-word="false"/>
      <style:text-properties officeooo:rsid="003f78f0" officeooo:paragraph-rsid="006877d6" fo:background-color="#ffffff"/>
    </style:style>
    <style:style style:name="P18" style:family="paragraph" style:parent-style-name="Preformatted_20_Text">
      <style:paragraph-properties fo:text-align="start" style:justify-single-word="false"/>
      <style:text-properties style:font-name="Rekha" fo:font-size="12pt" officeooo:rsid="0010b349" officeooo:paragraph-rsid="005bd8b5" fo:background-color="#cfe7f5" style:font-size-asian="12pt" style:font-size-complex="12pt"/>
    </style:style>
    <style:style style:name="P1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6cf555"/>
    </style:style>
    <style:style style:name="P2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officeooo:rsid="000d4d5e" officeooo:paragraph-rsid="007351d3" fo:background-color="#ffffff"/>
    </style:style>
    <style:style style:name="P21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officeooo:rsid="000ee393" officeooo:paragraph-rsid="006ae496" fo:background-color="transparent"/>
    </style:style>
    <style:style style:name="P22" style:family="paragraph" style:parent-style-name="Standard">
      <style:paragraph-properties fo:text-align="justify" style:justify-single-word="false"/>
      <style:text-properties fo:color="#ccff99" officeooo:rsid="00162fb4" officeooo:paragraph-rsid="00162fb4" fo:background-color="#77216f"/>
    </style:style>
    <style:style style:name="P23" style:family="paragraph" style:parent-style-name="Standard">
      <style:paragraph-properties fo:text-align="start" style:justify-single-word="false"/>
      <style:text-properties officeooo:rsid="000ee393" officeooo:paragraph-rsid="0025c512" fo:background-color="#cfe7f5"/>
    </style:style>
    <style:style style:name="P24" style:family="paragraph" style:parent-style-name="Standard">
      <style:paragraph-properties fo:text-align="start" style:justify-single-word="false"/>
      <style:text-properties fo:color="#000000" officeooo:rsid="004ba557" officeooo:paragraph-rsid="005a7774" fo:background-color="transparent"/>
    </style:style>
    <style:style style:name="P25" style:family="paragraph" style:parent-style-name="Standard">
      <style:paragraph-properties fo:text-align="start" style:justify-single-word="false"/>
      <style:text-properties officeooo:rsid="0008e116" officeooo:paragraph-rsid="006705c7" fo:background-color="#ffffff"/>
    </style:style>
    <style:style style:name="P2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officeooo:rsid="0008e116" officeooo:paragraph-rsid="007e680c" fo:background-color="#ffffff"/>
    </style:style>
    <style:style style:name="P2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officeooo:rsid="000d4d5e" officeooo:paragraph-rsid="007e680c" fo:background-color="#ffffff"/>
    </style:style>
    <style:style style:name="P28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rsid="003f78f0" officeooo:paragraph-rsid="006cf555" fo:background-color="#ffffff"/>
    </style:style>
    <style:style style:name="P29" style:family="paragraph" style:parent-style-name="Preformatted_20_Text">
      <style:paragraph-properties fo:text-align="start" style:justify-single-word="false"/>
      <style:text-properties fo:color="#ccff99" officeooo:rsid="0010b349" officeooo:paragraph-rsid="003f374d" fo:background-color="transparent"/>
    </style:style>
    <style:style style:name="P30" style:family="paragraph" style:parent-style-name="Preformatted_20_Text">
      <style:paragraph-properties fo:text-align="start" style:justify-single-word="false"/>
      <style:text-properties fo:color="#ccff99" officeooo:rsid="0010b349" officeooo:paragraph-rsid="0060611f" fo:background-color="transparent"/>
    </style:style>
    <style:style style:name="P31" style:family="paragraph" style:parent-style-name="Preformatted_20_Text">
      <style:paragraph-properties fo:text-align="start" style:justify-single-word="false"/>
      <style:text-properties fo:color="#ccff99" officeooo:rsid="0010b349" officeooo:paragraph-rsid="005bd8b5" fo:background-color="transparent"/>
    </style:style>
    <style:style style:name="P32" style:family="paragraph" style:parent-style-name="Preformatted_20_Text">
      <style:paragraph-properties fo:text-align="start" style:justify-single-word="false"/>
      <style:text-properties fo:color="#ccff99" officeooo:rsid="0010b349" officeooo:paragraph-rsid="00779ba3" fo:background-color="transparent"/>
    </style:style>
    <style:style style:name="P33" style:family="paragraph" style:parent-style-name="Preformatted_20_Text">
      <style:paragraph-properties fo:text-align="start" style:justify-single-word="false"/>
      <style:text-properties officeooo:rsid="003b85c9" officeooo:paragraph-rsid="003da28e" fo:background-color="#ffffff"/>
    </style:style>
    <style:style style:name="T1" style:family="text">
      <style:text-properties officeooo:rsid="0020a78d"/>
    </style:style>
    <style:style style:name="T2" style:family="text">
      <style:text-properties officeooo:rsid="0021f7d9"/>
    </style:style>
    <style:style style:name="T3" style:family="text">
      <style:text-properties officeooo:rsid="0023998a"/>
    </style:style>
    <style:style style:name="T4" style:family="text">
      <style:text-properties officeooo:rsid="000dd645"/>
    </style:style>
    <style:style style:name="T5" style:family="text">
      <style:text-properties officeooo:rsid="00354500"/>
    </style:style>
    <style:style style:name="T6" style:family="text">
      <style:text-properties officeooo:rsid="003b832c"/>
    </style:style>
    <style:style style:name="T7" style:family="text">
      <style:text-properties officeooo:rsid="003e11e2"/>
    </style:style>
    <style:style style:name="T8" style:family="text">
      <style:text-properties officeooo:rsid="003cd0b3"/>
    </style:style>
    <style:style style:name="T9" style:family="text">
      <style:text-properties officeooo:rsid="003f78f0"/>
    </style:style>
    <style:style style:name="T10" style:family="text">
      <style:text-properties officeooo:rsid="003f374d"/>
    </style:style>
    <style:style style:name="T11" style:family="text">
      <style:text-properties officeooo:rsid="004320a9"/>
    </style:style>
    <style:style style:name="T12" style:family="text">
      <style:text-properties officeooo:rsid="0044c926"/>
    </style:style>
    <style:style style:name="T13" style:family="text">
      <style:text-properties officeooo:rsid="0046ed4c"/>
    </style:style>
    <style:style style:name="T14" style:family="text">
      <style:text-properties officeooo:rsid="00490369"/>
    </style:style>
    <style:style style:name="T15" style:family="text">
      <style:text-properties officeooo:rsid="004a58f2"/>
    </style:style>
    <style:style style:name="T16" style:family="text">
      <style:text-properties officeooo:rsid="004bdfec"/>
    </style:style>
    <style:style style:name="T17" style:family="text">
      <style:text-properties officeooo:rsid="0050d2ab"/>
    </style:style>
    <style:style style:name="T18" style:family="text">
      <style:text-properties officeooo:rsid="0058fe58"/>
    </style:style>
    <style:style style:name="T19" style:family="text">
      <style:text-properties officeooo:rsid="005bd8b5"/>
    </style:style>
    <style:style style:name="T20" style:family="text">
      <style:text-properties officeooo:rsid="0060611f"/>
    </style:style>
    <style:style style:name="T21" style:family="text">
      <style:text-properties officeooo:rsid="00616c02"/>
    </style:style>
    <style:style style:name="T22" style:family="text">
      <style:text-properties fo:color="#4c4c4c" style:font-name="Tahoma" fo:font-size="10pt" fo:font-weight="normal" style:font-weight-asian="normal" style:font-weight-complex="normal"/>
    </style:style>
    <style:style style:name="T23" style:family="text">
      <style:text-properties fo:color="#4c4c4c" style:font-name="Tahoma" fo:font-size="10pt" fo:font-weight="normal" officeooo:rsid="001b92af" style:font-weight-asian="normal" style:font-weight-complex="normal"/>
    </style:style>
    <style:style style:name="T24" style:family="text">
      <style:text-properties fo:color="#4c4c4c" style:font-name="Tahoma" fo:font-size="10pt" fo:font-weight="normal" officeooo:rsid="006530cc" style:font-weight-asian="normal" style:font-weight-complex="normal"/>
    </style:style>
    <style:style style:name="T25" style:family="text">
      <style:text-properties fo:color="#4c4c4c" style:font-name="Tahoma" fo:font-size="10pt" fo:font-weight="normal" officeooo:rsid="006d1ae2" style:font-weight-asian="normal" style:font-weight-complex="normal"/>
    </style:style>
    <style:style style:name="T26" style:family="text">
      <style:text-properties fo:color="#4c4c4c" style:font-name="Tahoma" fo:font-size="10pt" fo:font-weight="normal" officeooo:rsid="007351d3" style:font-weight-asian="normal" style:font-weight-complex="normal"/>
    </style:style>
    <style:style style:name="T27" style:family="text">
      <style:text-properties fo:color="#4c4c4c" style:font-name="Tahoma" fo:font-size="10pt" fo:font-weight="normal" fo:background-color="#ccffcc" loext:char-shading-value="0" style:font-weight-asian="normal" style:font-weight-complex="normal"/>
    </style:style>
    <style:style style:name="T28" style:family="text">
      <style:text-properties fo:color="#4c4c4c" style:font-name="Tahoma" fo:font-size="10pt" fo:font-weight="normal" officeooo:rsid="001b92af" fo:background-color="#ccffcc" loext:char-shading-value="0" style:font-weight-asian="normal" style:font-weight-complex="normal"/>
    </style:style>
    <style:style style:name="T29" style:family="text">
      <style:text-properties fo:color="#4c4c4c" style:font-name="Tahoma" fo:font-size="10pt" fo:font-weight="normal" officeooo:rsid="007351d3" fo:background-color="#ccffcc" loext:char-shading-value="0" style:font-weight-asian="normal" style:font-weight-complex="normal"/>
    </style:style>
    <style:style style:name="T30" style:family="text">
      <style:text-properties fo:color="#4c4c4c" style:font-name="Tahoma" fo:font-size="10pt" fo:font-weight="normal" officeooo:rsid="006530cc" fo:background-color="#ccffcc" loext:char-shading-value="0" style:font-weight-asian="normal" style:font-weight-complex="normal"/>
    </style:style>
    <style:style style:name="T31" style:family="text">
      <style:text-properties fo:color="#4c4c4c" style:font-name="Tahoma" fo:font-size="10pt" fo:font-weight="normal" officeooo:rsid="006d1ae2" fo:background-color="#ccffcc" loext:char-shading-value="0" style:font-weight-asian="normal" style:font-weight-complex="normal"/>
    </style:style>
    <style:style style:name="T32" style:family="text">
      <style:text-properties fo:color="#4c4c4c" style:font-name="Rekha" fo:font-size="12pt" fo:font-weight="normal" fo:background-color="#cfe7f5" loext:char-shading-value="0" style:font-size-asian="12pt" style:font-weight-asian="normal" style:font-size-complex="12pt" style:font-weight-complex="normal"/>
    </style:style>
    <style:style style:name="T33" style:family="text">
      <style:text-properties fo:color="#4c4c4c" style:font-name="Rekha" fo:font-size="12pt" fo:font-weight="normal" officeooo:rsid="001b92af" fo:background-color="#cfe7f5" loext:char-shading-value="0" style:font-size-asian="12pt" style:font-weight-asian="normal" style:font-size-complex="12pt" style:font-weight-complex="normal"/>
    </style:style>
    <style:style style:name="T34" style:family="text">
      <style:text-properties fo:color="#4c4c4c" style:font-name="Rekha" fo:font-size="12pt" fo:font-weight="normal" officeooo:rsid="006d1ae2" fo:background-color="#cfe7f5" loext:char-shading-value="0" style:font-size-asian="12pt" style:font-weight-asian="normal" style:font-size-complex="12pt" style:font-weight-complex="normal"/>
    </style:style>
    <style:style style:name="T35" style:family="text">
      <style:text-properties fo:color="#4c4c4c" style:font-name="Rekha" fo:font-size="12pt" fo:font-weight="normal" officeooo:rsid="006530cc" fo:background-color="#cfe7f5" loext:char-shading-value="0" style:font-size-asian="12pt" style:font-weight-asian="normal" style:font-size-complex="12pt" style:font-weight-complex="normal"/>
    </style:style>
    <style:style style:name="T36" style:family="text">
      <style:text-properties officeooo:rsid="006705c7"/>
    </style:style>
    <style:style style:name="T37" style:family="text">
      <style:text-properties officeooo:rsid="00692aa4"/>
    </style:style>
    <style:style style:name="T38" style:family="text">
      <style:text-properties officeooo:rsid="006f8c91"/>
    </style:style>
    <style:style style:name="T39" style:family="text">
      <style:text-properties officeooo:rsid="007351d3"/>
    </style:style>
    <style:style style:name="T40" style:family="text">
      <style:text-properties officeooo:rsid="00770224"/>
    </style:style>
    <style:style style:name="T41" style:family="text">
      <style:text-properties officeooo:rsid="0016da3b"/>
    </style:style>
    <style:style style:name="T42" style:family="text">
      <style:text-properties officeooo:rsid="00780535"/>
    </style:style>
    <style:style style:name="T43" style:family="text">
      <style:text-properties officeooo:rsid="007bb074"/>
    </style:style>
    <style:style style:name="T44" style:family="text">
      <style:text-properties officeooo:rsid="007be040"/>
    </style:style>
    <style:style style:name="T45" style:family="text">
      <style:text-properties officeooo:rsid="007dcf35"/>
    </style:style>
    <style:style style:name="T46" style:family="text">
      <style:text-properties officeooo:rsid="007e680c"/>
    </style:style>
    <style:style style:name="T47" style:family="text">
      <style:text-properties style:font-name="Rekha" fo:font-size="12pt" fo:font-weight="normal" fo:background-color="#cfe7f5" loext:char-shading-value="0" style:font-size-asian="12pt" style:font-weight-asian="normal" style:font-size-complex="12pt" style:font-weight-complex="normal"/>
    </style:style>
    <style:style style:name="T48" style:family="text">
      <style:text-properties style:font-name="Rekha" fo:font-size="12pt" fo:font-weight="normal" officeooo:rsid="001b92af" fo:background-color="#cfe7f5" loext:char-shading-value="0" style:font-size-asian="12pt" style:font-weight-asian="normal" style:font-size-complex="12pt" style:font-weight-complex="normal"/>
    </style:style>
    <style:style style:name="T49" style:family="text">
      <style:text-properties style:font-name="Rekha" fo:font-size="12pt" fo:font-weight="normal" officeooo:rsid="006d1ae2" fo:background-color="#cfe7f5" loext:char-shading-value="0" style:font-size-asian="12pt" style:font-weight-asian="normal" style:font-size-complex="12pt" style:font-weight-complex="normal"/>
    </style:style>
    <style:style style:name="T50" style:family="text">
      <style:text-properties style:font-name="Rekha" fo:font-size="12pt" fo:font-weight="normal" officeooo:rsid="006530cc" fo:background-color="#cfe7f5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style:font-name="Rekha" fo:font-size="12pt" fo:font-weight="normal" fo:background-color="#cfe7f5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Rekha" fo:font-size="12pt" fo:font-weight="normal" officeooo:rsid="001b92af" fo:background-color="#cfe7f5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Rekha" fo:font-size="12pt" fo:font-weight="normal" officeooo:rsid="006d1ae2" fo:background-color="#cfe7f5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Rekha" fo:font-size="12pt" fo:font-weight="normal" officeooo:rsid="006530cc" fo:background-color="#cfe7f5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Rekha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color="#000000" style:font-name="Rekha" fo:font-size="12pt" fo:font-weight="normal" officeooo:rsid="001b92af" style:font-size-asian="12pt" style:font-weight-asian="normal" style:font-size-complex="12pt" style:font-weight-complex="normal"/>
    </style:style>
    <style:style style:name="T57" style:family="text">
      <style:text-properties fo:color="#000000" style:font-name="Rekha" fo:font-size="12pt" fo:font-weight="normal" officeooo:rsid="006d1ae2" style:font-size-asian="12pt" style:font-weight-asian="normal" style:font-size-complex="12pt" style:font-weight-complex="normal"/>
    </style:style>
    <style:style style:name="T58" style:family="text">
      <style:text-properties fo:color="#000000" style:font-name="Rekha" fo:font-size="12pt" fo:font-weight="normal" officeooo:rsid="006530cc" style:font-size-asian="12pt" style:font-weight-asian="normal" style:font-size-complex="12pt" style:font-weight-complex="normal"/>
    </style:style>
    <style:style style:name="T59" style:family="text">
      <style:text-properties officeooo:rsid="0080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riKTV</text:p>
      <text:p text:style-name="P1"/>
      <text:p text:style-name="P3">CTABG<text:span text:style-name="T43">7</text:span></text:p>
      <text:p text:style-name="P15"><text:span text:style-name="T11">Hare Krishna ! Hare Rama !9</text:span>-<text:span text:style-name="T11">8</text:span>-2016</text:p>
      <text:p text:style-name="P22"/>
      <text:p text:style-name="P24">gmx insert-molecules -ci CTAB.gro -nmol <text:span text:style-name="T46">25</text:span> -box <text:s text:c="2"/><text:span text:style-name="T46">5 5 5 </text:span>-o ctab.gro </text:p>
      <text:p text:style-name="P4"/>
      <text:p text:style-name="P29"><text:span text:style-name="T10">gmx </text:span>editconf -f <text:span text:style-name="T1">Au147</text:span>.gro -o <text:span text:style-name="T2">Au</text:span>_box.gro -box <text:s/><text:span text:style-name="T42">7 7 3.5 -cneter 3 3 3</text:span></text:p>
      <text:p text:style-name="P29"/>
      <text:p text:style-name="P30"><text:span text:style-name="T10">gmx </text:span>editconf -f <text:span text:style-name="T16">ctab</text:span>.gro -o <text:span text:style-name="T16">ctab</text:span>_box.gro -box <text:span text:style-name="T42">7 7 7 <text:s/>-center 5 5 5</text:span></text:p>
      <text:p text:style-name="P30"><text:span text:style-name="T20"><text:s/></text:span><text:s/></text:p>
      <text:p text:style-name="P31">gmx solvate -cp <text:span text:style-name="T19">Au_</text:span>box.gro -cs <text:span text:style-name="T19">ctab</text:span>_box.gro -o <text:span text:style-name="T3">Au_ctab</text:span>.gro</text:p>
      <text:p text:style-name="P31"/>
      <text:p text:style-name="P32">gmx solvate -cp p<text:span text:style-name="T41">rot</text:span>_newbox.gro -cs <text:span text:style-name="T3">Au</text:span>_newbox.gro -o <text:span text:style-name="T3">BAu_</text:span>p<text:span text:style-name="T41">rot</text:span>.gro</text:p>
      <text:p text:style-name="P18"/>
      <text:p text:style-name="P21"><text:span text:style-name="Strong_20_Emphasis"><text:span text:style-name="T55">g</text:span></text:span><text:span text:style-name="Strong_20_Emphasis"><text:span text:style-name="T56">mx solvate</text:span></text:span><text:span text:style-name="Strong_20_Emphasis"><text:span text:style-name="T55"> -cp </text:span></text:span><text:span text:style-name="Strong_20_Emphasis"><text:span text:style-name="T57">ctab</text:span></text:span><text:span text:style-name="Strong_20_Emphasis"><text:span text:style-name="T55">.gro -cs spc216.gro -o </text:span></text:span><text:span text:style-name="Strong_20_Emphasis"><text:span text:style-name="T58">solv_</text:span></text:span><text:span text:style-name="Strong_20_Emphasis"><text:span text:style-name="T57">ctab</text:span></text:span><text:span text:style-name="Strong_20_Emphasis"><text:span text:style-name="T55">.gro -p topol.top</text:span></text:span></text:p>
      <text:p text:style-name="P27">gmx grompp -f ions.mdp -c <text:span text:style-name="T39">solv_</text:span>ctab.gro -p topol.top -o ions.tpr -maxwarn 200</text:p>
      <text:p text:style-name="P27"/>
      <text:p text:style-name="P26"><text:span text:style-name="T4">gmx </text:span>genion -s ions.tpr -o <text:span text:style-name="T45">ions_solv_ctab.gro </text:span><text:s/>-p <text:span text:style-name="T17">topol</text:span>.top -pname NA -nname CL -neutral </text:p>
      <text:p text:style-name="P26"/>
      <text:p text:style-name="P5"><text:span text:style-name="T4">gmx </text:span>grompp -f <text:s/>minim.mdp <text:s/>-c <text:s/><text:span text:style-name="T46">ions_solv_ctab</text:span>.gro -p <text:span text:style-name="T17">topol</text:span>.top -o em.tpr -<text:span text:style-name="T5">maxwarn 200 </text:span></text:p>
      <text:p text:style-name="P14"/>
      <text:p text:style-name="P7">gmx mdrun -deffnm em -<text:span text:style-name="T14">nb gpu -v</text:span></text:p>
      <text:p text:style-name="P7"/>
      <text:p text:style-name="P6">g_energy -f em.edr -o potential.xvg</text:p>
      <text:p text:style-name="P23"/>
      <text:p text:style-name="P8"><text:bookmark-start text:name="__DdeLink__17030_1982907834"/><text:bookmark-end text:name="__DdeLink__17030_1982907834"/>gmx mdrun -deffnm <text:span text:style-name="T36">npt</text:span> -<text:span text:style-name="T14">nb gpu -v</text:span></text:p>
      <text:p text:style-name="P25"/>
      <text:p text:style-name="P9">gmx grompp -f <text:span text:style-name="T44">md</text:span>.mdp <text:s/>-c <text:span text:style-name="T59">em</text:span>.gro -p topol.top -o <text:span text:style-name="T39">md_1</text:span>.tpr -maxwarn 200</text:p>
      <text:p text:style-name="P5"/>
      <text:p text:style-name="P10">gmx mdrun -deffnm <text:span text:style-name="T39">md_1</text:span> -<text:span text:style-name="T15">nb gpu -v </text:span></text:p>
      <text:p text:style-name="P10"/>
      <text:p text:style-name="P11"><text:span text:style-name="T11">9</text:span>-0<text:span text:style-name="T11">8</text:span>-201<text:span text:style-name="T11">6</text:span> @<text:span text:style-name="T11">9.43 </text:span><text:s/><text:span text:style-name="T11">p</text:span>.m <text:span text:style-name="T6">25000</text:span> p.s</text:p>
      <text:p text:style-name="P13">Hare Krishna !</text:p>
      <text:p text:style-name="P12"/>
      <text:p text:style-name="P12"/>
      <text:p text:style-name="P16"><text:span text:style-name="T7">gmx </text:span>grompp -f <text:span text:style-name="T8">AuSolnG20</text:span>.mdp -c <text:span text:style-name="T8">nvt</text:span>.tpr -o <text:span text:style-name="T12">nvt_1</text:span>.tpr -t <text:span text:style-name="T8">nvt</text:span>.cpt -<text:span text:style-name="T9">maxwarn 200</text:span></text:p>
      <text:p text:style-name="P16"/>
      <text:p text:style-name="P19">gmx mdrun -deffnm <text:span text:style-name="T13">nvt</text:span>_1 -nb gpu -<text:span text:style-name="T13">v</text:span></text:p>
      <text:p text:style-name="P2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8:41:01.221024678</meta:creation-date>
    <dc:date>2017-11-16T15:34:38.779026224</dc:date>
    <meta:editing-duration>P19DT3H42M56S</meta:editing-duration>
    <meta:editing-cycles>70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176" meta:character-count="1045" meta:non-whitespace-character-count="874"/>
  </office:meta>
</office:document-meta>
</file>